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8000001B41A07646C248FDA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221453" officeooo:paragraph-rsid="00221453" style:font-size-asian="14pt" style:font-size-complex="16pt"/>
    </style:style>
    <style:style style:name="P2" style:family="paragraph" style:parent-style-name="Standard">
      <style:paragraph-properties fo:text-align="start" style:justify-single-word="false" style:writing-mode="rl-tb"/>
      <style:text-properties fo:font-size="16pt" officeooo:rsid="00221453" officeooo:paragraph-rsid="00221453" style:font-size-asian="14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color="#0000cc" fo:font-size="16pt" officeooo:rsid="00221453" officeooo:paragraph-rsid="00221453" style:font-size-asian="14pt" style:font-size-complex="16pt"/>
    </style:style>
    <style:style style:name="P4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16pt" officeooo:rsid="00221453" officeooo:paragraph-rsid="00221453" style:font-size-asian="14pt" style:font-size-complex="16pt"/>
    </style:style>
    <style:style style:name="P5" style:family="paragraph" style:parent-style-name="Standard">
      <style:paragraph-properties fo:text-align="start" style:justify-single-word="false" style:writing-mode="rl-tb"/>
      <style:text-properties fo:font-size="16pt" officeooo:rsid="00221453" officeooo:paragraph-rsid="00221453" style:font-size-asian="14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می توان چندین remote داشت .</text:p>
      <text:p text:style-name="P1"/>
      <text:p text:style-name="P3">حذف remote:</text:p>
      <text:p text:style-name="P1"/>
      <text:p text:style-name="P2">git remote rm origin</text:p>
      <text:p text:style-name="P2"/>
      <text:p text:style-name="P2"/>
      <text:p text:style-name="P2"><draw:frame draw:style-name="fr1" draw:name="Image1" text:anchor-type="paragraph" svg:width="6.5in" svg:height="3.9799in" draw:z-index="0"><draw:image xlink:href="Pictures/10000000000002C8000001B41A07646C248FDA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13</meta:editing-cycles>
    <meta:creation-date>2017-06-01T07:12:00</meta:creation-date>
    <dc:date>2017-10-16T18:06:33.816622040</dc:date>
    <meta:editing-duration>PT3H7M17S</meta:editing-duration>
    <meta:generator>LibreOffice/5.1.6.2$Linux_X86_64 LibreOffice_project/10m0$Build-2</meta:generator>
    <meta:document-statistic meta:table-count="0" meta:image-count="1" meta:object-count="0" meta:page-count="1" meta:paragraph-count="3" meta:word-count="12" meta:character-count="58" meta:non-whitespace-character-count="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